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LO-normal" style:list-style-name="L1">
      <style:paragraph-properties fo:line-height="100%" fo:orphans="0" fo:widows="0"/>
      <style:text-properties officeooo:rsid="0007d340" officeooo:paragraph-rsid="0007d340"/>
    </style:style>
    <style:style style:name="P2" style:family="paragraph" style:parent-style-name="LO-normal" style:list-style-name="L1">
      <style:paragraph-properties fo:margin-left="1.27cm" fo:margin-right="0cm" fo:line-height="100%" fo:orphans="0" fo:widows="0" fo:text-indent="-0.635cm" style:auto-text-indent="false"/>
      <style:text-properties officeooo:paragraph-rsid="0007d340"/>
    </style:style>
    <style:style style:name="P3" style:family="paragraph" style:parent-style-name="LO-normal" style:list-style-name="L1">
      <style:paragraph-properties fo:margin-left="0cm" fo:margin-right="0cm" fo:line-height="100%" fo:orphans="0" fo:widows="0" fo:text-indent="0cm" style:auto-text-indent="false"/>
      <style:text-properties officeooo:paragraph-rsid="0007d340"/>
    </style:style>
    <style:style style:name="P4" style:family="paragraph" style:parent-style-name="LO-normal" style:list-style-name="L1">
      <style:paragraph-properties fo:line-height="100%" fo:orphans="0" fo:widows="0"/>
      <style:text-properties style:text-line-through-style="solid" style:text-line-through-type="single" officeooo:rsid="0007d340" officeooo:paragraph-rsid="0007d340"/>
    </style:style>
    <style:style style:name="P5" style:family="paragraph" style:parent-style-name="LO-normal" style:list-style-name="L1">
      <style:paragraph-properties fo:margin-left="1.27cm" fo:margin-right="0cm" fo:line-height="100%" fo:orphans="0" fo:widows="0" fo:text-indent="-0.635cm" style:auto-text-indent="false"/>
      <style:text-properties style:text-line-through-style="solid" style:text-line-through-type="single" officeooo:paragraph-rsid="0007d340"/>
    </style:style>
    <style:style style:name="P6" style:family="paragraph" style:parent-style-name="Standard">
      <style:text-properties officeooo:rsid="0007d340" officeooo:paragraph-rsid="0007d340"/>
    </style:style>
    <style:style style:name="P7" style:family="paragraph" style:parent-style-name="Standard" style:list-style-name="L1">
      <style:text-properties officeooo:rsid="0007d340" officeooo:paragraph-rsid="0007d340"/>
    </style:style>
    <style:style style:name="P8" style:family="paragraph" style:parent-style-name="Standard" style:list-style-name="L1">
      <style:text-properties style:text-line-through-style="solid" style:text-line-through-type="single" officeooo:rsid="0007d340" officeooo:paragraph-rsid="0007d340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officeooo:rsid="0007d340" style:font-name-asian="Montserrat1" style:font-size-asian="12pt" style:font-name-complex="Montserrat1" style:font-size-complex="12pt"/>
    </style:style>
    <style:style style:name="T3" style:family="text">
      <style:text-properties style:text-line-through-style="solid" style:text-line-through-type="single" style:font-name="Montserrat" fo:font-size="12pt" style:font-name-asian="Montserrat1" style:font-size-asian="12pt" style:font-name-complex="Montserrat1" style:font-size-complex="12pt"/>
    </style:style>
    <style:style style:name="T4" style:family="text">
      <style:text-properties style:text-line-through-style="solid" style:text-line-through-type="single" style:font-name="Montserrat" fo:font-size="12pt" officeooo:rsid="0007d340" style:font-name-asian="Montserrat1" style:font-size-asian="12pt" style:font-name-complex="Montserrat1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ommaire du livrable 4</text:p>
      <text:p text:style-name="P6"/>
      <text:p text:style-name="P6">rappel : utilisé un code graphique type qwenta et leur logo</text:p>
      <text:p text:style-name="P6"/>
      <text:p text:style-name="P6"/>
      <text:list xml:id="list2402018613" text:style-name="L1">
        <text:list-item>
          <text:p text:style-name="P8">1 slide sur l’outil de veille : j’utilise wakelet et je combine avec feedly pour l’aspect fil rouge. (un lien vers wakelet).</text:p>
        </text:list-item>
        <text:list-item>
          <text:p text:style-name="P8">Méthodologie cyclique de notre travail</text:p>
        </text:list-item>
        <text:list-item>
          <text:p text:style-name="P8">Contact régulier avec vous : on travaille en agile donc on sera en contact permanent pour s’assurer que tout fonctionne dans la bonne direction. (avantages de la méthode)</text:p>
        </text:list-item>
        <text:list-item>
          <text:p text:style-name="P8">Un schéma de scrum</text:p>
        </text:list-item>
        <text:list-item>
          <text:p text:style-name="P7">Le kanban sur Trello : on montre les tâches et surtout on explique qu’on a besoin d’une durée : environ 1 mois. Et de 2 développeurs 1 back et un front + ptet un full-stack. (un lien vers trello)</text:p>
        </text:list-item>
        <text:list-item>
          <text:p text:style-name="P8">Schéma fonctionnement du site (front-back-base de données – api tiers)</text:p>
        </text:list-item>
        <text:list-item>
          <text:p text:style-name="P8">Solution technique : complétion du schéma précédent avec les différentes technologies.</text:p>
        </text:list-item>
        <text:list-item>
          <text:p text:style-name="P8">Les users stories directement relié aux taches</text:p>
        </text:list-item>
        <text:list-item>
          <text:p text:style-name="P7">un sommaire</text:p>
        </text:list-item>
        <text:list-item>
          <text:p text:style-name="P7">une slide de remerciement</text:p>
        </text:list-item>
        <text:list-item>
          <text:p text:style-name="P8">une slide de présentation techniques : hébergement, </text:p>
          <text:list>
            <text:list-item>
              <text:p text:style-name="P5"><text:span text:style-name="T1">Nom du domaine : menumaker.qwenta.com</text:span><text:span text:style-name="T1"/></text:p>
            </text:list-item>
            <text:list-item>
              <text:p text:style-name="P5"><text:span text:style-name="T1">Nom de l’hébergement : OVHcloud</text:span><text:span text:style-name="T1"/></text:p>
            </text:list-item>
            <text:list-item>
              <text:p text:style-name="P2"><text:span text:style-name="T3">Adresses e-mail : </text:span><text:a xlink:type="simple" xlink:href="mailto:contact@menumaker.com" text:style-name="Internet_20_link" text:visited-style-name="Visited_20_Internet_20_Link"><text:span text:style-name="Internet_20_link"><text:span text:style-name="T3">contact@menumaker.</text:span></text:span></text:a><text:span text:style-name="T3">com / </text:span><text:a xlink:type="simple" xlink:href="mailto:support@menumaker.com" text:style-name="Internet_20_link" text:visited-style-name="Visited_20_Internet_20_Link"><text:span text:style-name="Internet_20_link"><text:span text:style-name="T3">support@menumaker.</text:span></text:span><text:span text:style-name="T3">com</text:span></text:a><text:span text:style-name="T3"> </text:span><text:span text:style-name="T4">( et autre infos technique du genre)</text:span><text:span text:style-name="T1"/></text:p>
              <text:p text:style-name="P2"><text:span text:style-name="T2"/></text:p>
              <text:p text:style-name="P3"><text:span text:style-name="T2"/></text:p>
            </text:list-item>
          </text:list>
        </text:list-item>
        <text:list-item>
          <text:p text:style-name="P1"><text:span text:style-name="T1">On prévoit une connexion par adresse mail</text:span><text:span text:style-name="T1"/></text:p>
        </text:list-item>
        <text:list-item>
          <text:p text:style-name="P1"><text:span text:style-name="T1">(bonus) : démonstration de la maquette animée du site</text:span><text:span text:style-name="T1"/></text:p>
        </text:list-item>
        <text:list-item>
          <text:p text:style-name="P4"><text:span text:style-name="T1">Page présentation de l’exposé</text:span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64" style:display-name="ListLabel 6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6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09:19:57.016000000</meta:creation-date>
    <dc:date>2023-05-05T14:07:35.346000000</dc:date>
    <meta:editing-duration>PT4H47M38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1" meta:word-count="215" meta:character-count="1226" meta:non-whitespace-character-count="1047"/>
  </office:meta>
</office:document-meta>
</file>